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e5b68" officeooo:paragraph-rsid="001e5b68"/>
    </style:style>
    <style:style style:name="P2" style:family="paragraph" style:parent-style-name="Standard">
      <style:text-properties officeooo:rsid="001e5b68" officeooo:paragraph-rsid="001e5b68"/>
    </style:style>
    <style:style style:name="P3" style:family="paragraph" style:parent-style-name="Standard" style:list-style-name="L1">
      <style:text-properties officeooo:rsid="001f816b" officeooo:paragraph-rsid="001f816b"/>
    </style:style>
    <style:style style:name="P4" style:family="paragraph" style:parent-style-name="Standard">
      <style:text-properties officeooo:rsid="001f816b" officeooo:paragraph-rsid="001f816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Zooning</text:p>
          <text:p text:style-name="P1"/>
        </text:list-item>
      </text:list>
      <text:p text:style-name="P2"><text:tab/><text:a xlink:type="simple" xlink:href="https://www.figma.com/proto/y6U7PlCUrhqprsMhxWVm65/Untitled?node-id=50-26&amp;t=VAz3Vf6QTDhHTZkc-1" text:style-name="Internet_20_link" text:visited-style-name="Visited_20_Internet_20_Link">https://www.figma.com/proto/y6U7PlCUrhqprsMhxWVm65/Untitled?node-id=50-26&amp;t=VAz3Vf6QTDhHTZkc-1</text:a></text:p>
      <text:p text:style-name="P2"/>
      <text:list text:continue-numbering="true" text:style-name="L1">
        <text:list-item>
          <text:p text:style-name="P3">Wireframes</text:p>
          <text:p text:style-name="P3"/>
        </text:list-item>
      </text:list>
      <text:p text:style-name="P4"><text:tab/><text:a xlink:type="simple" xlink:href="https://www.figma.com/proto/y6U7PlCUrhqprsMhxWVm65/Untitled?node-id=5-2&amp;t=VAz3Vf6QTDhHTZkc-1" text:style-name="Internet_20_link" text:visited-style-name="Visited_20_Internet_20_Link">https://www.figma.com/proto/y6U7PlCUrhqprsMhxWVm65/Untitled?node-id=5-2&amp;t=VAz3Vf6QTDhHTZkc-1</text:a></text:p>
      <text:p text:style-name="P4"/>
      <text:list text:continue-numbering="true" text:style-name="L1">
        <text:list-item>
          <text:p text:style-name="P3">Maquettes</text:p>
        </text:list-item>
      </text:list>
      <text:p text:style-name="P2"><text:tab/><text:tab/></text:p>
      <text:p text:style-name="P2">https://www.figma.com/proto/y6U7PlCUrhqprsMhxWVm65/Untitled?node-id=50-1087&amp;t=VAz3Vf6QTDhHTZkc-1</text:p>
      <text:p text:style-name="P2"/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4T16:16:32.464262400</meta:creation-date>
    <meta:generator>LibreOffice/25.2.4.3$Windows_X86_64 LibreOffice_project/33e196637044ead23f5c3226cde09b47731f7e27</meta:generator>
    <dc:date>2025-06-24T16:19:56.964638000</dc:date>
    <meta:editing-duration>PT3M24S</meta:editing-duration>
    <meta:editing-cycles>2</meta:editing-cycles>
    <meta:document-statistic meta:table-count="0" meta:image-count="0" meta:object-count="0" meta:page-count="1" meta:paragraph-count="7" meta:word-count="9" meta:character-count="318" meta:non-whitespace-character-count="314"/>
  </office:meta>
</office:document-meta>
</file>